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4000002C42C3AC84F.png"/>
  <manifest:file-entry manifest:media-type="image/png" manifest:full-path="Pictures/10000201000003C4000002C4CCBAE7D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Обычный-subtitle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Обычный-notes">
      <style:graphic-properties draw:fill-color="#ffffff" fo:min-height="13.365cm"/>
    </style:style>
    <style:style style:name="pr4" style:family="presentation" style:parent-style-name="Обычный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Обычный_20_1-outline1">
      <style:graphic-properties draw:stroke="none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Обычный_20_1-notes">
      <style:graphic-properties draw:fill-color="#ffffff" fo:min-height="13.365cm"/>
    </style:style>
    <style:style style:name="pr7" style:family="presentation" style:parent-style-name="Обычный_20_1-title">
      <style:graphic-properties draw:stroke="none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8" style:family="presentation" style:parent-style-name="Обычный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706cm" fo:margin-bottom="0.5cm" fo:text-align="start" fo:text-indent="0cm" style:punctuation-wrap="hanging"/>
      <style:text-properties fo:hyphenate="false"/>
    </style:style>
    <style:style style:name="T1" style:family="text">
      <style:text-properties fo:color="#ffffff" style:text-line-through-style="none" fo:font-family="'Trebuchet MS'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2" style:family="text">
      <style:text-properties fo:color="#ffffff" style:text-line-through-style="none" fo:font-family="'Trebuchet MS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">
        <style:list-level-properties text:space-before="0.001cm" text:min-label-width="0.784cm"/>
        <style:text-properties fo:font-family="'Wingdings 2'" style:font-family-generic="roman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name="Title 1" presentation:style-name="pr1" draw:text-style-name="P2" draw:layer="layout" svg:width="18.784cm" svg:height="4.082cm" svg:x="4.445cm" svg:y="6.923cm" presentation:class="title" presentation:user-transformed="true">
          <draw:text-box>
            <text:p text:style-name="P1"><text:span text:style-name="T1">OAKESHOTT </text:span></text:p>
          </draw:text-box>
        </draw:frame>
        <draw:frame draw:name="Subtitle 2" presentation:style-name="pr2" draw:text-style-name="P2" draw:layer="layout" svg:width="18.784cm" svg:height="4.867cm" svg:x="4.445cm" svg:y="11.019cm" presentation:class="subtitle" presentation:user-transformed="true">
          <draw:text-box>
            <text:p text:style-name="P1"><text:span text:style-name="T1">A NEW LLOYD’S BROKER?</text:span></text:p>
            <text:p text:style-name="P1"><text:span text:style-name="T1"/></text:p>
            <text:p text:style-name="P1"><text:span text:style-name="T1">Samson Akande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LOYD’S REQUIREMENTS" draw:style-name="dp1" draw:master-page-name="Обычный_20_1" presentation:presentation-page-layout-name="AL2T11">
        <office:forms form:automatic-focus="false" form:apply-design-mode="false"/>
        <draw:frame draw:name="Title 1" presentation:style-name="pr4" draw:text-style-name="P2" draw:layer="layout" svg:width="21.064cm" svg:height="2.9cm" svg:x="2.165cm" svg:y="1.058cm" presentation:class="title" presentation:user-transformed="true">
          <draw:text-box>
            <text:p text:style-name="P1"><text:span text:style-name="T1">LLOYD’S REQUIREMENTS</text:span></text:p>
          </draw:text-box>
        </draw:frame>
        <draw:frame draw:name="Content Placeholder 2" presentation:style-name="pr5" draw:text-style-name="P2" draw:layer="layout" svg:width="21.064cm" svg:height="11.69cm" svg:x="2.165cm" svg:y="5.08cm" presentation:class="outline" presentation:user-transformed="true">
          <draw:text-box>
            <text:list text:style-name="L3">
              <text:list-item>
                <text:p text:style-name="P3"><text:span text:style-name="T2">Completed Application Form</text:span></text:p>
              </text:list-item>
              <text:list-item>
                <text:p text:style-name="P3"><text:span text:style-name="T2">Completed Business Rationale</text:span></text:p>
              </text:list-item>
              <text:list-item>
                <text:p text:style-name="P3"><text:span text:style-name="T2">Projection of Premium Supply into Lloyd’s</text:span></text:p>
              </text:list-item>
              <text:list-item>
                <text:p text:style-name="P3"><text:span text:style-name="T2">At Least 3 Letters from Managing Agents</text:span></text:p>
              </text:list-item>
              <text:list-item>
                <text:p text:style-name="P3"><text:span text:style-name="T2">Letter from Bank confirming Segregated <text:s/>Account</text:span></text:p>
              </text:list-item>
              <text:list-item>
                <text:p text:style-name="P3"><text:span text:style-name="T2">Latest Report and Accounts</text:span></text:p>
              </text:list-item>
              <text:list-item>
                <text:p text:style-name="P3"><text:span text:style-name="T2">Evidence of Professional Indemnity Cover</text:span></text:p>
              </text:list-item>
              <text:list-item>
                <text:p text:style-name="P3"><text:span text:style-name="T2">Confirmation of our FSA approval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&#10;MANAGING AGENTS &#10;SUPPORTING OAKESHOTT" draw:style-name="dp1" draw:master-page-name="Обычный_20_1" presentation:presentation-page-layout-name="AL2T11">
        <office:forms form:automatic-focus="false" form:apply-design-mode="false"/>
        <draw:frame draw:name="Title 1" presentation:style-name="pr7" draw:text-style-name="P2" draw:layer="layout" svg:width="21.064cm" svg:height="2.9cm" svg:x="2.165cm" svg:y="1.058cm" presentation:class="title" presentation:user-transformed="true">
          <draw:text-box>
            <text:p text:style-name="P1"><text:span text:style-name="T1"><text:line-break/></text:span><text:span text:style-name="T1">MANAGING AGENTS </text:span><text:span text:style-name="T1"><text:line-break/></text:span><text:span text:style-name="T1">SUPPORTING OAKESHOTT</text:span></text:p>
          </draw:text-box>
        </draw:frame>
        <draw:frame draw:name="Content Placeholder 2" presentation:style-name="pr5" draw:text-style-name="P2" draw:layer="layout" svg:width="21.064cm" svg:height="11.69cm" svg:x="2.165cm" svg:y="5.08cm" presentation:class="outline" presentation:user-transformed="true">
          <draw:text-box>
            <text:list text:style-name="L3">
              <text:list-item>
                <text:p text:style-name="P3"><text:span text:style-name="T2">AMLIN</text:span></text:p>
              </text:list-item>
              <text:list-item>
                <text:p text:style-name="P3"><text:span text:style-name="T2">BARBICAN</text:span></text:p>
              </text:list-item>
              <text:list-item>
                <text:p text:style-name="P3"><text:span text:style-name="T2">BEAZLEY</text:span></text:p>
              </text:list-item>
              <text:list-item>
                <text:p text:style-name="P3"><text:span text:style-name="T2">CHAUCER</text:span></text:p>
              </text:list-item>
              <text:list-item>
                <text:p text:style-name="P3"><text:span text:style-name="T2">HARDY</text:span></text:p>
              </text:list-item>
              <text:list-item>
                <text:p text:style-name="P3"><text:span text:style-name="T2">HOUSTON CASUALTY (HCC)</text:span></text:p>
              </text:list-item>
              <text:list-item>
                <text:p text:style-name="P3"><text:span text:style-name="T2">KILN</text:span></text:p>
              </text:list-item>
              <text:list-item>
                <text:p text:style-name="P3"><text:span text:style-name="T2">NOVAE</text:span></text:p>
              </text:list-item>
              <text:list-item>
                <text:p text:style-name="P3"><text:span text:style-name="T2">O’FARRELL / QB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   WISH US LUCK!!" draw:style-name="dp1" draw:master-page-name="Обычный_20_1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0.699cm" svg:y="6.325cm" presentation:class="title" presentation:user-transformed="true">
          <draw:text-box>
            <text:p text:style-name="P1"><text:span text:style-name="T1"><text:s text:c="3"/></text:span><text:span text:style-name="T1">WISH US LUCK!!</text:span></text:p>
          </draw:text-box>
        </draw:frame>
        <draw:frame draw:name="Content Placeholder 2" presentation:style-name="pr8" draw:text-style-name="P2" draw:layer="layout" svg:width="22.859cm" svg:height="12.571cm" svg:x="1.299cm" svg:y="6.125cm" presentation:class="outline" presentation:user-transformed="true">
          <draw:text-box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38abed" draw:end-color="#1b3861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ffffff" style:text-outline="false" style:text-line-through-style="none" fo:font-family="'Trebuchet MS'" fo:font-size="22pt" fo:letter-spacing="normal" fo:language="en" fo:country="US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2pt" style:language-asian="en" style:country-asian="US" style:font-style-asian="normal" style:font-weight-asian="normal" style:font-family-complex="Mangal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text-align="start" style:punctuation-wrap="hanging"/>
      <style:text-properties fo:color="#ffffff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text-align="start" style:punctuation-wrap="hanging"/>
      <style:text-properties fo:color="#ffffff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text-align="start" style:punctuation-wrap="hanging"/>
      <style:text-properties fo:color="#ffffff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ffffff" style:text-outline="false" style:text-line-through-style="none" fo:font-family="'Trebuchet MS'" fo:font-size="22pt" fo:letter-spacing="normal" fo:language="en" fo:country="US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2pt" style:language-asian="en" style:country-asian="US" style:font-style-asian="normal" style:font-weight-asian="normal" style:font-family-complex="Mangal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text-align="start" style:punctuation-wrap="hanging"/>
      <style:text-properties fo:color="#ffffff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text-align="start" style:punctuation-wrap="hanging"/>
      <style:text-properties fo:color="#ffffff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text-align="start" style:punctuation-wrap="hanging"/>
      <style:text-properties fo:color="#ffffff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88cm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Обычный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start" style:punctuation-wrap="hanging"/>
      <style:text-properties fo:font-size="18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text-properties fo:font-size="18pt"/>
    </style:style>
    <style:style style:name="MP11" style:family="paragraph">
      <style:paragraph-properties fo:margin-left="0cm" fo:margin-right="0cm" fo:margin-top="0.706cm" fo:margin-bottom="0.5cm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212cm" fo:margin-bottom="0.5cm" fo:text-align="start" fo:text-indent="0cm" style:punctuation-wrap="hanging"/>
      <style:text-properties fo:font-size="18pt" fo:hyphenate="false"/>
    </style:style>
    <style:style style:name="MT1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color="#ffffff" style:text-line-through-style="none" fo:font-family="'Trebuchet MS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ffffff" style:text-line-through-style="none" fo:font-family="'Trebuchet MS'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MT4" style:family="text">
      <style:text-properties fo:color="#ffffff" style:text-line-through-style="none" fo:font-family="'Trebuchet MS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color="#ffffff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ffffff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">
        <style:list-level-properties text:space-before="0.001cm" text:min-label-width="0.784cm"/>
        <style:text-properties fo:font-family="'Wingdings 2'" style:font-family-generic="roman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">
        <style:list-level-properties text:space-before="0.001cm" text:min-label-width="0.784cm"/>
        <style:text-properties fo:font-family="'Wingdings 2'" style:font-family-generic="roman" style:use-window-font-color="true" fo:font-size="45%"/>
      </text:list-level-style-bullet>
      <text:list-level-style-bullet text:level="2" text:bullet-char="">
        <style:list-level-properties text:space-before="0.786cm" text:min-label-width="0.819cm"/>
        <style:text-properties fo:font-family="'Wingdings 2'" style:font-family-generic="roman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">
        <style:list-level-properties text:space-before="0.001cm" text:min-label-width="0.784cm"/>
        <style:text-properties fo:font-family="'Wingdings 2'" style:font-family-generic="roman" style:use-window-font-color="true" fo:font-size="45%"/>
      </text:list-level-style-bullet>
      <text:list-level-style-bullet text:level="2" text:bullet-char="">
        <style:list-level-properties text:space-before="0.786cm" text:min-label-width="0.819cm"/>
        <style:text-properties fo:font-family="'Wingdings 2'" style:font-family-generic="roman" style:use-window-font-color="true" fo:font-size="45%"/>
      </text:list-level-style-bullet>
      <text:list-level-style-bullet text:level="3" text:bullet-char="">
        <style:list-level-properties text:space-before="1.606cm" text:min-label-width="0.784cm"/>
        <style:text-properties fo:font-family="'Wingdings 2'" style:font-family-generic="roman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">
        <style:list-level-properties text:space-before="0.001cm" text:min-label-width="0.784cm"/>
        <style:text-properties fo:font-family="'Wingdings 2'" style:font-family-generic="roman" style:use-window-font-color="true" fo:font-size="45%"/>
      </text:list-level-style-bullet>
      <text:list-level-style-bullet text:level="2" text:bullet-char="">
        <style:list-level-properties text:space-before="0.786cm" text:min-label-width="0.819cm"/>
        <style:text-properties fo:font-family="'Wingdings 2'" style:font-family-generic="roman" style:use-window-font-color="true" fo:font-size="45%"/>
      </text:list-level-style-bullet>
      <text:list-level-style-bullet text:level="3" text:bullet-char="">
        <style:list-level-properties text:space-before="1.606cm" text:min-label-width="0.784cm"/>
        <style:text-properties fo:font-family="'Wingdings 2'" style:font-family-generic="roman" style:use-window-font-color="true" fo:font-size="75%"/>
      </text:list-level-style-bullet>
      <text:list-level-style-bullet text:level="4" text:bullet-char="">
        <style:list-level-properties text:space-before="2.391cm" text:min-label-width="0.784cm"/>
        <style:text-properties fo:font-family="'Wingdings 2'" style:font-family-generic="roman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">
        <style:list-level-properties text:space-before="0.001cm" text:min-label-width="0.784cm"/>
        <style:text-properties fo:font-family="'Wingdings 2'" style:font-family-generic="roman" style:use-window-font-color="true" fo:font-size="45%"/>
      </text:list-level-style-bullet>
      <text:list-level-style-bullet text:level="2" text:bullet-char="">
        <style:list-level-properties text:space-before="0.786cm" text:min-label-width="0.819cm"/>
        <style:text-properties fo:font-family="'Wingdings 2'" style:font-family-generic="roman" style:use-window-font-color="true" fo:font-size="45%"/>
      </text:list-level-style-bullet>
      <text:list-level-style-bullet text:level="3" text:bullet-char="">
        <style:list-level-properties text:space-before="1.606cm" text:min-label-width="0.784cm"/>
        <style:text-properties fo:font-family="'Wingdings 2'" style:font-family-generic="roman" style:use-window-font-color="true" fo:font-size="75%"/>
      </text:list-level-style-bullet>
      <text:list-level-style-bullet text:level="4" text:bullet-char="">
        <style:list-level-properties text:space-before="2.391cm" text:min-label-width="0.784cm"/>
        <style:text-properties fo:font-family="'Wingdings 2'" style:font-family-generic="roman" style:use-window-font-color="true" fo:font-size="45%"/>
      </text:list-level-style-bullet>
      <text:list-level-style-bullet text:level="5" text:bullet-char="">
        <style:list-level-properties text:space-before="3.176cm" text:min-label-width="0.784cm"/>
        <style:text-properties fo:font-family="'Wingdings 2'" style:font-family-generic="roman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custom-shape draw:name="Round Diagonal Corner Rectangle 7" draw:style-name="Mgr3" draw:text-style-name="MP3" draw:layer="backgroundobjects" svg:width="24.345cm" svg:height="17.995cm" svg:x="0.527cm" svg:y="0.527cm">
        <text:p/>
        <draw:enhanced-geometry svg:viewBox="0 0 21600 21600" draw:path-stretchpoint-x="10800" draw:path-stretchpoint-y="10800" draw:text-areas="?f3 ?f4 ?f5 ?f6" draw:type="round-rectangle" draw:modifiers="941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Picture 7" draw:style-name="Mgr4" draw:text-style-name="MP4" draw:layer="backgroundobjects" svg:width="24.519cm" svg:height="18.008cm" svg:x="0.44cm" svg:y="0.521cm">
        <draw:image xlink:href="Pictures/10000201000003C4000002C4CCBAE7D3.png" xlink:type="simple" xlink:show="embed" xlink:actuate="onLoad">
          <text:p/>
        </draw:image>
      </draw:frame>
      <draw:frame draw:name="Slide Number Placeholder 5" presentation:style-name="Mpr1" draw:text-style-name="MP6" draw:layer="backgroundobjects" svg:width="1.369cm" svg:height="1.013cm" svg:x="23.346cm" svg:y="0.61cm" presentation:class="page-number" presentation:user-transformed="true">
        <draw:text-box>
          <text:p text:style-name="MP5"><text:span text:style-name="MT1"><text:page-number>&lt;номер&gt;</text:page-number></text:span></text:p>
        </draw:text-box>
      </draw:frame>
      <draw:frame draw:name="Title 1" presentation:style-name="Mpr2" draw:text-style-name="MP3" draw:layer="backgroundobjects" svg:width="18.784cm" svg:height="4.082cm" svg:x="4.445cm" svg:y="6.923cm" presentation:class="title" presentation:user-transformed="true">
        <draw:text-box>
          <text:p text:style-name="MP7"><text:span text:style-name="MT2">Для правки текста заголовка щелкните мышьюClick to edit Master title style</text:span></text:p>
        </draw:text-box>
      </draw:frame>
      <draw:frame draw:name="Date Placeholder 3" presentation:style-name="Mpr1" draw:text-style-name="MP8" draw:layer="backgroundobjects" svg:width="5.242cm" svg:height="1.013cm" svg:x="1.058cm" svg:y="17.469cm" presentation:class="date-time" presentation:user-transformed="true">
        <draw:text-box>
          <text:p text:style-name="MP5"><text:span text:style-name="MT1"><text:date style:data-style-name="D1" text:date-value="2013-05-15">15/5/13</text:date></text:span></text:p>
        </draw:text-box>
      </draw:frame>
      <draw:frame draw:name="Footer Placeholder 4" presentation:style-name="Mpr1" draw:text-style-name="MP9" draw:layer="backgroundobjects" svg:width="14.551cm" svg:height="1.013cm" svg:x="9.179cm" svg:y="17.469cm" presentation:class="footer" presentation:user-transformed="true">
        <draw:text-box>
          <text:p/>
        </draw:text-box>
      </draw:frame>
      <draw:frame presentation:style-name="Обычный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custom-shape draw:name="Round Diagonal Corner Rectangle 7" draw:style-name="Mgr3" draw:text-style-name="MP3" draw:layer="backgroundobjects" svg:width="24.345cm" svg:height="17.995cm" svg:x="0.527cm" svg:y="0.527cm">
        <text:p/>
        <draw:enhanced-geometry svg:viewBox="0 0 21600 21600" draw:path-stretchpoint-x="10800" draw:path-stretchpoint-y="10800" draw:text-areas="?f3 ?f4 ?f5 ?f6" draw:type="round-rectangle" draw:modifiers="941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Picture 7" draw:style-name="Mgr4" draw:text-style-name="MP4" draw:layer="backgroundobjects" svg:width="24.519cm" svg:height="18.008cm" svg:x="0.419cm" svg:y="0.518cm">
        <draw:image xlink:href="Pictures/10000201000003C4000002C42C3AC84F.png" xlink:type="simple" xlink:show="embed" xlink:actuate="onLoad">
          <text:p/>
        </draw:image>
      </draw:frame>
      <draw:frame draw:name="Title 1" presentation:style-name="Mpr5" draw:text-style-name="MP3" draw:layer="backgroundobjects" svg:width="21.064cm" svg:height="2.9cm" svg:x="2.165cm" svg:y="1.058cm" presentation:class="title" presentation:user-transformed="true">
        <draw:text-box>
          <text:p text:style-name="MP7"><text:span text:style-name="MT3">Для правки текста заголовка щелкните мышьюClick to edit Master title style</text:span></text:p>
        </draw:text-box>
      </draw:frame>
      <draw:frame draw:name="Content Placeholder 2" presentation:style-name="Mpr6" draw:text-style-name="MP3" draw:layer="backgroundobjects" svg:width="21.064cm" svg:height="11.69cm" svg:x="2.165cm" svg:y="5.08cm" presentation:class="outline" presentation:user-transformed="true">
        <draw:text-box>
          <text:list text:style-name="ML4">
            <text:list-item>
              <text:p text:style-name="MP10"><text:span text:style-name="MT4">Для правки структуры щелкните мышью</text:span></text:p>
              <text:list>
                <text:list-item>
                  <text:p text:style-name="MP10"><text:span text:style-name="MT4">Второй уровень структуры</text:span></text:p>
                  <text:list>
                    <text:list-item>
                      <text:p text:style-name="MP10"><text:span text:style-name="MT4">Третий уровень структуры</text:span></text:p>
                      <text:list>
                        <text:list-item>
                          <text:p text:style-name="MP10"><text:span text:style-name="MT4">Четвёртый уровень структуры</text:span></text:p>
                          <text:list>
                            <text:list-item>
                              <text:p text:style-name="MP10"><text:span text:style-name="MT4">Пятый уровень структуры</text:span></text:p>
                              <text:list>
                                <text:list-item>
                                  <text:p text:style-name="MP10"><text:span text:style-name="MT4">Шестой уровень структуры</text:span></text:p>
                                  <text:list>
                                    <text:list-item>
                                      <text:p text:style-name="MP10"><text:span text:style-name="MT4">Седьмой уровень структуры</text:span></text:p>
                                      <text:list>
                                        <text:list-item>
                                          <text:p text:style-name="MP10"><text:span text:style-name="MT4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Девятый уровень структуры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242cm" svg:height="1.013cm" svg:x="1.058cm" svg:y="17.469cm" presentation:class="date-time" presentation:user-transformed="true">
        <draw:text-box>
          <text:p text:style-name="MP5"><text:span text:style-name="MT1"><text:date style:data-style-name="D1" text:date-value="2013-05-15">15/5/13</text:date></text:span></text:p>
        </draw:text-box>
      </draw:frame>
      <draw:frame draw:name="Footer Placeholder 4" presentation:style-name="Mpr7" draw:text-style-name="MP9" draw:layer="backgroundobjects" svg:width="14.551cm" svg:height="1.013cm" svg:x="9.179cm" svg:y="17.469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1.369cm" svg:height="1.013cm" svg:x="23.346cm" svg:y="0.61cm" presentation:class="page-number" presentation:user-transformed="true">
        <draw:text-box>
          <text:p text:style-name="MP5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4.848cm" svg:height="11.136cm" svg:x="3.075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document-statistic meta:object-count="52"/>
    <meta:generator>OpenOffice.org/3.3$Win32 OpenOffice.org_project/330m20$Build-9567</meta:generator>
  </office:meta>
</office:document-meta>
</file>